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officeooo:paragraph-rsid="001158df"/>
    </style:style>
    <style:style style:name="P3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4" style:family="paragraph" style:parent-style-name="Table_20_Contents">
      <style:text-properties officeooo:rsid="001158df" officeooo:paragraph-rsid="001158df"/>
    </style:style>
    <style:style style:name="T1" style:family="text">
      <style:text-properties officeooo:rsid="001158df"/>
    </style:style>
    <style:style style:name="T2" style:family="text">
      <style:text-properties officeooo:rsid="00125aa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envolvimento de Software Concorrente - 2020-1</text:p>
      <text:p text:style-name="P1"/>
      <text:p text:style-name="P1">Atividade 1</text:p>
      <text:p text:style-name="P1"/>
      <text:p text:style-name="P1"><text:span text:style-name="T3">1 -)</text:span> Seja o código abaixo 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nteger n ← 0</text:p>
          </table:table-cell>
          <table:covered-table-cell/>
        </table:table-row>
        <table:table-row>
          <table:table-cell table:style-name="Tabela1.A2" office:value-type="string">
            <text:p text:style-name="P1">p</text:p>
          </table:table-cell>
          <table:table-cell table:style-name="Tabela1.B2" office:value-type="string">
            <text:p text:style-name="P1">q</text:p>
          </table:table-cell>
        </table:table-row>
        <table:table-row>
          <table:table-cell table:style-name="Tabela1.A2" office:value-type="string">
            <text:p text:style-name="P1">integer temp</text:p>
            <text:p text:style-name="P1"/>
            <text:p text:style-name="P1">p1: faça 10 vezes</text:p>
            <text:p text:style-name="P1">p2: <text:s text:c="2"/>temp <text:s/><text:span text:style-name="T2">← </text:span>n</text:p>
            <text:p text:style-name="P1">p3: <text:s text:c="2"/>n <text:s/><text:span text:style-name="T2">← </text:span>temp + 1</text:p>
          </table:table-cell>
          <table:table-cell table:style-name="Tabela1.B2" office:value-type="string">
            <text:p text:style-name="P1">integer temp</text:p>
            <text:p text:style-name="P1"/>
            <text:p text:style-name="P2"><text:span text:style-name="T1">q1: </text:span><text:span text:style-name="T2">faça</text:span><text:span text:style-name="T1"> 10 </text:span><text:span text:style-name="T2">vezes</text:span></text:p>
            <text:p text:style-name="P1">q2: <text:s text:c="2"/>temp <text:span text:style-name="T2">← </text:span>n</text:p>
            <text:p text:style-name="P1">q3: <text:s text:c="2"/>n <text:span text:style-name="T2">← </text:span>temp + 1</text:p>
            <text:p text:style-name="P1"/>
          </table:table-cell>
        </table:table-row>
      </table:table>
      <text:p text:style-name="P1"/>
      <text:p text:style-name="P1"/>
      <text:p text:style-name="P1">a) Construa um cenário deste algorítimo no qual o valor final é 10.</text:p>
      <text:p text:style-name="P1">b) Construa um cenário deste algorítimo no qual o valor final é 2.</text:p>
      <text:p text:style-name="P1"/>
      <text:p text:style-name="P1"><text:span text:style-name="T3">2 -)</text:span> Para valores positivos de K, quais são os possíveis valores finais de n para o algorítimo abaixo?</text:p>
      <text:p text:style-name="P1"><text:s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integer n <text:s/><text:span text:style-name="T1">← </text:span>0</text:p>
          </table:table-cell>
          <table:covered-table-cell/>
        </table:table-row>
        <table:table-row>
          <table:table-cell table:style-name="Tabela2.A2" office:value-type="string">
            <text:p text:style-name="P4">p</text:p>
          </table:table-cell>
          <table:table-cell table:style-name="Tabela2.B2" office:value-type="string">
            <text:p text:style-name="P4">q</text:p>
          </table:table-cell>
        </table:table-row>
        <table:table-row>
          <table:table-cell table:style-name="Tabela2.A2" office:value-type="string">
            <text:p text:style-name="Standard">integer temp</text:p>
            <text:p text:style-name="Standard"/>
            <text:p text:style-name="Standard">p1: <text:s/><text:span text:style-name="T2">faça</text:span> K <text:span text:style-name="T2">vezes</text:span></text:p>
            <text:p text:style-name="Standard">p2: <text:s text:c="3"/>temp <text:span text:style-name="T2">← </text:span>n</text:p>
            <text:p text:style-name="Standard">p3: <text:s text:c="3"/>n <text:span text:style-name="T2">← </text:span>temp + 1</text:p>
          </table:table-cell>
          <table:table-cell table:style-name="Tabela2.B2" office:value-type="string">
            <text:p text:style-name="Table_20_Contents">integer temp</text:p>
            <text:p text:style-name="Table_20_Contents"/>
            <text:p text:style-name="Table_20_Contents">q1: <text:span text:style-name="T2">faça</text:span> K <text:span text:style-name="T2">vezes</text:span></text:p>
            <text:p text:style-name="Table_20_Contents">q2: <text:s text:c="2"/>temp <text:span text:style-name="T2">← </text:span>n</text:p>
            <text:p text:style-name="Table_20_Contents">q3: <text:s text:c="2"/>n <text:span text:style-name="T2">← </text:span>temp - 1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text:span text:style-name="T2">Referências: Ben-Ari, M. (2006). Principles of Concurrent and Distributed Programming. Boston: Addison-Wesley (Second Edition). ISBN 978-0-321-31283-9.</text:span>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7-27T09:14:18.343000000</dc:date>
    <meta:editing-duration>PT13M21S</meta:editing-duration>
    <meta:editing-cycles>4</meta:editing-cycles>
    <meta:generator>LibreOffice/6.4.5.2$Windows_X86_64 LibreOffice_project/a726b36747cf2001e06b58ad5db1aa3a9a1872d6</meta:generator>
    <meta:document-statistic meta:table-count="2" meta:image-count="0" meta:object-count="0" meta:page-count="1" meta:paragraph-count="35" meta:word-count="151" meta:character-count="760" meta:non-whitespace-character-count="604"/>
    <meta:user-defined meta:name="DocumentEncoding">utf-8</meta:user-defined>
    <meta:user-defined meta:name="HTML" meta:value-type="boolean">true</meta:user-defined>
  </office:meta>
</office:document-meta>
</file>